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38%" style:writing-mode="lr-tb"/>
      <style:text-properties style:text-underline-style="solid" style:text-underline-width="auto" style:text-underline-color="font-color"/>
    </style:style>
    <style:style style:name="P5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9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20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6ec946a3-f2fe-aee3-4ef9-41c9982b8b75"/>Progression terminale S </text:p>
      <text:p text:style-name="Text_20_body"/>
      <text:p text:style-name="P2">Chapitre 1: Géométrie dans l’espace  (2 semaines)</text:p>
      <text:list xml:id="list2799106620822230334" text:style-name="L1">
        <text:list-item>
          <text:p text:style-name="P18"><text:span text:style-name="T1">positions relatives (révisions de seconde : polycopié)</text:span></text:p>
        </text:list-item>
        <text:list-item>
          <text:p text:style-name="P5">vecteurs coplanaires</text:p>
        </text:list-item>
        <text:list-item>
          <text:p text:style-name="P5">repérage dans l’espace</text:p>
        </text:list-item>
        <text:list-item>
          <text:p text:style-name="P5">Caractérisation vectorielle droite et plan</text:p>
        </text:list-item>
        <text:list-item>
          <text:p text:style-name="P5">orthogonalité dans l’espace; plan médiateur; vecteur normal à un plan (sans le produit scalaire)</text:p>
        </text:list-item>
        <text:list-item>
          <text:p text:style-name="P5">représentation paramétrique de droites (et de plans)</text:p>
        </text:list-item>
        <text:list-item>
          <text:p text:style-name="P5">équation cartésienne d’un plan</text:p>
        </text:list-item>
        <text:list-item>
          <text:p text:style-name="P5">retour sur les positions relatives avec la recherche d’intersections</text:p>
        </text:list-item>
      </text:list>
      <text:p text:style-name="Text_20_body"/>
      <text:p text:style-name="P2">Chapitre 2: Suites numériques (2,5 semaines)</text:p>
      <text:list xml:id="list1819957932348322966" text:style-name="L2">
        <text:list-item>
          <text:p text:style-name="P6">rappels de première (polycopié des méthodes avec fiche d’exos ou DM)</text:p>
        </text:list-item>
        <text:list-item>
          <text:p text:style-name="P6">limites de suites </text:p>
        </text:list-item>
        <text:list-item>
          <text:p text:style-name="P6">opérations sur les limites</text:p>
        </text:list-item>
        <text:list-item>
          <text:p text:style-name="P6">théorèmes de convergence</text:p>
        </text:list-item>
        <text:list-item>
          <text:p text:style-name="P6">raisonnement par récurrence</text:p>
        </text:list-item>
      </text:list>
      <text:p text:style-name="Text_20_body"/>
      <text:p text:style-name="P2">Chapitre 3: nombres complexes partie 1 (2,5 semaines)</text:p>
      <text:list xml:id="list4350380224487514344" text:style-name="L3">
        <text:list-item>
          <text:p text:style-name="P7">introduction historique: apparition des nombres complexes </text:p>
        </text:list-item>
      </text:list>
      <text:list xml:id="list2566046685460760299" text:style-name="L4">
        <text:list-item>
          <text:p text:style-name="P8">forme algébrique d’un nombre complexe</text:p>
        </text:list-item>
        <text:list-item>
          <text:p text:style-name="P8">représentation dans le plan complexe</text:p>
        </text:list-item>
        <text:list-item>
          <text:p text:style-name="P8">opérations sur les nombres complexes</text:p>
        </text:list-item>
        <text:list-item>
          <text:p text:style-name="P8">Équations du second degré</text:p>
        </text:list-item>
      </text:list>
      <text:p text:style-name="P1">On traite les exercices type bac où il faut exprimer Z qui est défini en fonction de z=x+iy à l’aide x et y. </text:p>
      <text:p text:style-name="Text_20_body"/>
      <text:p text:style-name="P2">Chapitre 4: Dérivation des fonctions, continuité, TVI, limites de fonctions  (3 semaines)</text:p>
      <text:p text:style-name="P1">(tout ce qui concerne ln et exp sera traité dans les chapitres sur ces fonctions)</text:p>
      <text:list xml:id="list8885836644885624915" text:style-name="L5">
        <text:list-item>
          <text:p text:style-name="P19"><text:span text:style-name="T1">fiche de rappel: dérivées de première</text:span></text:p>
        </text:list-item>
        <text:list-item>
          <text:p text:style-name="P9">Dérivée des composées: u^n, sqrt(u), 1/u, 1:u^n, f(ax+b)</text:p>
        </text:list-item>
        <text:list-item>
          <text:p text:style-name="P9">opérations sur les limites </text:p>
        </text:list-item>
        <text:list-item>
          <text:p text:style-name="P9">fonctions trigonométriques </text:p>
        </text:list-item>
        <text:list-item>
          <text:p text:style-name="P9">continuité</text:p>
        </text:list-item>
        <text:list-item>
          <text:p text:style-name="P9">théorème des valeurs intermédiaires + corollaire</text:p>
          <text:p text:style-name="P9"/>
        </text:list-item>
      </text:list>
      <text:p text:style-name="P4"><text:span text:style-name="T2">Chapitre 5: probabilités conditionnelles  (1 semaine)</text:span></text:p>
      <text:list xml:id="list7721317984240359428" text:style-name="L6">
        <text:list-item>
          <text:p text:style-name="P10">Fiche : rappels concernant la loi binomiale + exercices et ou dm</text:p>
        </text:list-item>
      </text:list>
      <text:list xml:id="list7514629346764053496" text:style-name="L7">
        <text:list-item>
          <text:p text:style-name="P11">utilisation des arbres pondérés</text:p>
        </text:list-item>
        <text:list-item>
          <text:p text:style-name="P11">formule pour le calcul de p(A inter B)</text:p>
        </text:list-item>
        <text:list-item>
          <text:p text:style-name="P11">formule des probabilités totales</text:p>
        </text:list-item>
        <text:list-item>
          <text:p text:style-name="P11">formule des probabilités conditionnelles</text:p>
        </text:list-item>
        <text:list-item>
          <text:p text:style-name="P11">indépendance de deux événements</text:p>
        </text:list-item>
      </text:list>
      <text:p text:style-name="Text_20_body"><text:soft-page-break/></text:p>
      <text:p text:style-name="P2">Chapitre 6: Primitives et calcul intégral  (2 semaines )</text:p>
      <text:list xml:id="list8334968161398515002" text:style-name="L8">
        <text:list-item>
          <text:p text:style-name="P12">Primitives des fonctions usuelles </text:p>
        </text:list-item>
        <text:list-item>
          <text:p text:style-name="P12">opérations sur les primitives</text:p>
        </text:list-item>
        <text:list-item>
          <text:p text:style-name="P12">calcul intégral</text:p>
        </text:list-item>
        <text:list-item>
          <text:p text:style-name="P12">bien insister sur l’aspect aire parce qu’ils ont du mal</text:p>
        </text:list-item>
      </text:list>
      <text:p text:style-name="Text_20_body"><text:line-break/></text:p>
      <text:p text:style-name="P2">Chapitre 7: Fonction exponentielle (2 semaines) </text:p>
      <text:list xml:id="list7116939831810596269" text:style-name="L9">
        <text:list-item>
          <text:p text:style-name="P13">définition et propriétés algébrique de exp</text:p>
        </text:list-item>
        <text:list-item>
          <text:p text:style-name="P13">représentation graphique de exp</text:p>
        </text:list-item>
        <text:list-item>
          <text:p text:style-name="P13">dérivée de exp</text:p>
        </text:list-item>
        <text:list-item>
          <text:p text:style-name="P13">signe et variations de exp</text:p>
        </text:list-item>
        <text:list-item>
          <text:p text:style-name="P13">limites de exp</text:p>
        </text:list-item>
        <text:list-item>
          <text:p text:style-name="P13">croissance comparée exp et x</text:p>
        </text:list-item>
        <text:list-item>
          <text:p text:style-name="P13">dérivée de exp(u) et primitive de u’ e^u</text:p>
        </text:list-item>
      </text:list>
      <text:p text:style-name="Text_20_body"/>
      <text:p text:style-name="P2">Chapitre 8: Nombres complexes partie 2 ( 2,5-3 semaines)</text:p>
      <text:list xml:id="list5483333206414330133" text:style-name="L10">
        <text:list-item>
          <text:p text:style-name="P14">module</text:p>
        </text:list-item>
        <text:list-item>
          <text:p text:style-name="P14">argument (propriétés algébriques)</text:p>
        </text:list-item>
        <text:list-item>
          <text:p text:style-name="P14">forme trigonométrique</text:p>
        </text:list-item>
        <text:list-item>
          <text:p text:style-name="P14">forme exponentielle</text:p>
        </text:list-item>
        <text:list-item>
          <text:p text:style-name="P14">application des nombres complexes à la géométrie </text:p>
        </text:list-item>
      </text:list>
      <text:p text:style-name="Text_20_body"/>
      <text:p text:style-name="P2">Chapitre 9: Fonction logarithme (2 semaines)</text:p>
      <text:list xml:id="list5174431745210484769" text:style-name="L11">
        <text:list-item>
          <text:p text:style-name="P15">définition et propriétés algébrique de ln</text:p>
        </text:list-item>
        <text:list-item>
          <text:p text:style-name="P15">représentation graphique de ln</text:p>
        </text:list-item>
        <text:list-item>
          <text:p text:style-name="P15">dérivée de ln</text:p>
        </text:list-item>
        <text:list-item>
          <text:p text:style-name="P15">signe et variations de ln</text:p>
        </text:list-item>
        <text:list-item>
          <text:p text:style-name="P15">limites de ln</text:p>
        </text:list-item>
        <text:list-item>
          <text:p text:style-name="P15">croissance comparée ln et x</text:p>
        </text:list-item>
        <text:list-item>
          <text:p text:style-name="P15">dérivée de ln(u) et primitive de u’/u</text:p>
        </text:list-item>
      </text:list>
      <text:p text:style-name="Text_20_body"/>
      <text:p text:style-name="P2">Chapitre 10: lois à densité, lois normales (1,5-2 semaines)</text:p>
      <text:list xml:id="list4867825125116605113" text:style-name="L12">
        <text:list-item>
          <text:p text:style-name="P20"><text:span text:style-name="T1">densité de probabilité</text:span></text:p>
        </text:list-item>
        <text:list-item>
          <text:p text:style-name="P16">loi de probabilité à densité</text:p>
        </text:list-item>
        <text:list-item>
          <text:p text:style-name="P16">loi normale centrée réduite</text:p>
        </text:list-item>
        <text:list-item>
          <text:p text:style-name="P16">propriétés</text:p>
        </text:list-item>
        <text:list-item>
          <text:p text:style-name="P16">calculs</text:p>
        </text:list-item>
        <text:list-item>
          <text:p text:style-name="P16">loi normale N(mu, sigma^2)</text:p>
        </text:list-item>
        <text:list-item>
          <text:p text:style-name="P16">calculs</text:p>
        </text:list-item>
        <text:list-item>
          <text:p text:style-name="P16">propriétés, intervalle un, deux trois sigma</text:p>
        </text:list-item>
        <text:list-item>
          <text:p text:style-name="P16">méthode pour déterminer sigma ou mu dans un exercice</text:p>
        </text:list-item>
      </text:list>
      <text:p text:style-name="Text_20_body"><text:soft-page-break/><text:line-break/></text:p>
      <text:p text:style-name="P2">Chapitre 11: Produit scalaire ( Géométrie dans l’espace partie 2)  (1,5 semaine)</text:p>
      <text:list xml:id="list4993908046113954574" text:style-name="L13">
        <text:list-item>
          <text:p text:style-name="P17">produit scalaire</text:p>
        </text:list-item>
        <text:list-item>
          <text:p text:style-name="P17">applications aux positions relatives</text:p>
        </text:list-item>
        <text:list-item>
          <text:p text:style-name="P17">preuves exigibles que l’on ne pouvait pas faire sans le produit scalaire</text:p>
        </text:list-item>
      </text:list>
      <text:p text:style-name="Text_20_body"><text:line-break/></text:p>
      <text:p text:style-name="P2">Chapitre 12: Loi uniforme, loi exponentielle, intervalles de confiance et de fluctuation  (2 semaines)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517cm" fo:margin-left="1.164cm" fo:margin-right="1.31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ilie Delemotte</meta:initial-creator>
    <meta:creation-date>2017-10-06T20:42:21.56</meta:creation-date>
    <meta:document-statistic meta:table-count="0" meta:image-count="0" meta:object-count="0" meta:page-count="3" meta:paragraph-count="84" meta:word-count="527" meta:character-count="3185"/>
    <dc:date>2017-10-06T20:49:15.21</dc:date>
    <dc:creator>Emilie Delemotte</dc:creator>
    <meta:editing-duration>PT6M54S</meta:editing-duration>
    <meta:editing-cycles>1</meta:editing-cycles>
    <meta:generator>OpenOffice/4.1.1$Win32 OpenOffice.org_project/411m6$Build-9775</meta:generator>
  </office:meta>
</office:document-meta>
</file>